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000000020A035F1656FF1D02A.jpg" manifest:media-type="image/jpeg"/>
  <manifest:file-entry manifest:full-path="Pictures/100014B800000B2A000001C21DED1FF6945C2B78.svg" manifest:media-type="image/svg+xml"/>
  <manifest:file-entry manifest:full-path="Pictures/100002010000006C0000001194A3A70E5B911B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78837" officeooo:paragraph-rsid="00078837"/>
    </style:style>
    <style:style style:name="P2" style:family="paragraph" style:parent-style-name="Standard">
      <style:text-properties officeooo:rsid="00078837" officeooo:paragraph-rsid="00079921"/>
    </style:style>
    <style:style style:name="P3" style:family="paragraph" style:parent-style-name="Standard">
      <style:text-properties fo:font-size="9pt"/>
    </style:style>
    <style:style style:name="P4" style:family="paragraph" style:parent-style-name="Standard">
      <style:text-properties officeooo:rsid="00097439" officeooo:paragraph-rsid="00097439"/>
    </style:style>
    <style:style style:name="P5" style:family="paragraph" style:parent-style-name="Standard">
      <style:paragraph-properties fo:margin-top="0cm" fo:margin-bottom="0.499cm" loext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>
      <style:text-properties style:text-underline-style="solid" style:text-underline-width="auto" style:text-underline-color="font-color"/>
    </style:style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8">
      <style:paragraph-properties fo:margin-top="0cm" fo:margin-bottom="0cm" loext:contextual-spacing="false"/>
    </style:style>
    <style:style style:name="P23" style:family="paragraph" style:parent-style-name="Text_20_body" style:list-style-name="L11">
      <style:paragraph-properties fo:margin-top="0cm" fo:margin-bottom="0cm" loext:contextual-spacing="false"/>
    </style:style>
    <style:style style:name="P24" style:family="paragraph" style:parent-style-name="Text_20_body" style:list-style-name="L16">
      <style:paragraph-properties fo:margin-top="0cm" fo:margin-bottom="0cm" loext:contextual-spacing="false"/>
    </style:style>
    <style:style style:name="P25" style:family="paragraph" style:parent-style-name="Text_20_body" style:list-style-name="L17">
      <style:paragraph-properties fo:margin-top="0cm" fo:margin-bottom="0cm" loext:contextual-spacing="false"/>
    </style:style>
    <style:style style:name="P26" style:family="paragraph" style:parent-style-name="Text_20_body" style:list-style-name="L19">
      <style:paragraph-properties fo:margin-top="0cm" fo:margin-bottom="0cm" loext:contextual-spacing="false"/>
    </style:style>
    <style:style style:name="P27" style:family="paragraph" style:parent-style-name="Heading_20_1">
      <style:paragraph-properties fo:margin-top="0.423cm" fo:margin-bottom="0cm" loext:contextual-spacing="false"/>
    </style:style>
    <style:style style:name="P28" style:family="paragraph">
      <style:paragraph-properties fo:text-align="start"/>
      <style:text-properties style:text-line-through-style="none" style:text-line-through-type="none" fo:font-family="'Liberation Mono'" style:font-family-generic="modern" style:font-pitch="fixed" fo:font-size="10pt" fo:font-style="normal" style:text-underline-style="none"/>
    </style:style>
    <style:style style:name="T1" style:family="text">
      <style:text-properties fo:font-size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section text:style-name="Sect1" text:name="rendered-content">
        <text:h text:style-name="P27" text:outline-level="1"><draw:a xlink:type="simple" xlink:href="https://www.coursera.org/"><draw:frame draw:style-name="fr1" draw:name="Image1" text:anchor-type="as-char" svg:width="2.91cm" svg:height="0.503cm" draw:z-index="0"><draw:image xlink:href="Pictures/100014B800000B2A000001C21DED1FF6945C2B78.svg" xlink:type="simple" xlink:show="embed" xlink:actuate="onLoad" loext:mime-type="image/svg+xml"/><draw:image xlink:href="Pictures/100002010000006C0000001194A3A70E5B911BA1.png" xlink:type="simple" xlink:show="embed" xlink:actuate="onLoad"/><svg:title>Coursera</svg:title></draw:frame></draw:a></text:h>
        <text:h text:style-name="Heading_20_1" text:outline-level="1"><draw:a xlink:type="simple" xlink:href="https://www.coursera.org/"><draw:frame draw:style-name="fr1" draw:name="Image2" text:anchor-type="as-char" svg:width="0.9cm" svg:height="0.9cm" draw:z-index="1"><draw:image xlink:href="Pictures/100000000000002000000020A035F1656FF1D02A.jpg" xlink:type="simple" xlink:show="embed" xlink:actuate="onLoad" loext:mime-type="image/jpeg"/></draw:frame></draw:a></text:h>
      </text:section>
      <text:p text:style-name="Standard"><draw:control text:anchor-type="as-char" draw:z-index="2" draw:style-name="gr1" draw:text-style-name="P28" svg:width="4.393cm" svg:height="0.662cm" draw:control="control1"/></text:p>
      <text:section text:style-name="Sect1" text:name="react-autowhatever-1">
        <text:p text:style-name="Standard"/>
      </text:section>
      <text:p text:style-name="P5">0</text:p>
      <text:p text:style-name="Standard"><text:a xlink:type="simple" xlink:href="https://www.coursera.org/learn/covid-19/supplement/8SOHR/textbooks-journals-articles-and-other-moocs#main" text:style-name="Internet_20_link" text:visited-style-name="Visited_20_Internet_20_Link">Skip to Main Content</text:a></text:p>
      <text:section text:style-name="Sect1" text:name="c-ph-right-nav">
        <text:list xml:id="list2238286737" text:style-name="L1">
          <text:list-item>
            <text:p text:style-name="P6"><text:bookmark text:name="authenticated-info-menu"/></text:p>
          </text:list-item>
        </text:list>
      </text:section>
      <text:p text:style-name="Standard"><text:a xlink:type="simple" xlink:href="https://www.coursera.org/learn/covid-19/home/welcome" text:style-name="Internet_20_link" text:visited-style-name="Visited_20_Internet_20_Link"><text:span text:style-name="T1">Science Matters: Let's Talk About COVID-19</text:span></text:a></text:p>
      <text:p text:style-name="Standard"><text:a xlink:type="simple" xlink:href="https://www.coursera.org/learn/covid-19/home/week/3" text:style-name="Internet_20_link" text:visited-style-name="Visited_20_Internet_20_Link"><text:span text:style-name="T1">Week 3</text:span></text:a></text:p>
      <text:p text:style-name="P3">Textbooks, Journals Articles, and other MOOCs</text:p>
      <text:p text:style-name="Standard"><text:a xlink:type="simple" xlink:href="https://www.coursera.org/learn/covid-19/supplement/oLnai/the-mrc-gida-report-on-the-relative-sensitivity-of-international-surveillance-of" text:style-name="Internet_20_link" text:visited-style-name="Visited_20_Internet_20_Link">Prev</text:a></text:p>
      <text:p text:style-name="P5"><text:a xlink:type="simple" xlink:href="https://www.coursera.org/learn/covid-19/lecture/bQUw7/coming-soon" text:style-name="Internet_20_link" text:visited-style-name="Visited_20_Internet_20_Link">Next</text:a></text:p>
      <text:list xml:id="list3976820735" text:style-name="L2">
        <text:list-item>
          <text:p text:style-name="P7"/>
        </text:list-item>
      </text:list>
      <text:list xml:id="list867835302" text:style-name="L7">
        <text:list-item>
          <text:p text:style-name="P8"/>
        </text:list-item>
      </text:list>
      <text:list xml:id="list3745652371" text:style-name="L8">
        <text:list-item>
          <text:list>
            <text:list-item>
              <text:p text:style-name="P22"><text:a xlink:type="simple" xlink:href="https://www.coursera.org/learn/covid-19/supplement/8SOHR/textbooks-journals-articles-and-other-moocs" text:style-name="Internet_20_link" text:visited-style-name="Visited_20_Internet_20_Link"><text:span text:style-name="Strong_20_Emphasis">Reading: </text:span></text:a><text:a xlink:type="simple" xlink:href="https://www.coursera.org/learn/covid-19/supplement/8SOHR/textbooks-journals-articles-and-other-moocs" text:style-name="Internet_20_link" text:visited-style-name="Visited_20_Internet_20_Link">Textbooks, Journals Articles, and other MOOCs</text:a></text:p>
              <text:p text:style-name="P9"><text:a xlink:type="simple" xlink:href="https://www.coursera.org/learn/covid-19/supplement/8SOHR/textbooks-journals-articles-and-other-moocs" text:style-name="Internet_20_link" text:visited-style-name="Visited_20_Internet_20_Link">10 min</text:a></text:p>
            </text:list-item>
          </text:list>
        </text:list-item>
      </text:list>
      <text:p text:style-name="Text_20_body">For those of you looking to delve deeper into epidemiology and infectious diseases modelling, there are a number of resources that you can use. We've compiled a list of texts and online resources to get your started, as well as links to other related MOOCs provided by Imperial College London. </text:p>
      <text:h text:style-name="Heading_20_3" text:outline-level="3"><text:span text:style-name="Strong_20_Emphasis">Epidemiology</text:span></text:h>
      <text:p text:style-name="P10">Textbooks</text:p>
      <text:list xml:id="list2950129485" text:style-name="L9">
        <text:list-item>
          <text:p text:style-name="P11">Szklo M. Epidemiology: Beyond the basics. 3rd edition. Jones and Bartlett, 2013.</text:p>
        </text:list-item>
      </text:list>
      <text:list xml:id="list2224314990" text:style-name="L10">
        <text:list-item>
          <text:p text:style-name="P12">Ward H, Toledano M, Shaddick G, Davies B, Elliott P (2012). Oxford handbook of epidemiology for clinicians. Oxford University Press, Oxford UK.</text:p>
        </text:list-item>
      </text:list>
      <text:p text:style-name="P10">MOOCs</text:p>
      <text:list xml:id="list3133201776" text:style-name="L11">
        <text:list-item>
          <text:p text:style-name="P23"><text:a xlink:type="simple" xlink:href="https://www.coursera.org/learn/global-disease-masterclass-communicable" office:target-frame-name="_blank" xlink:show="new" text:style-name="Internet_20_link" text:visited-style-name="Visited_20_Internet_20_Link">Global Diseases Masterclass: Communicable Diseases Epidemiology, Intervention and Prevention</text:a>: In particular lesson three of week two: Emerging Infectious Diseases.</text:p>
        </text:list-item>
        <text:list-item>
          <text:p text:style-name="P13"><text:a xlink:type="simple" xlink:href="https://www.coursera.org/learn/measuring-disease-epidemiology" office:target-frame-name="_blank" xlink:show="new" text:style-name="Internet_20_link" text:visited-style-name="Visited_20_Internet_20_Link">Measuring Disease in Epidemiology</text:a>: here you can learn more about other measures of disease frequency and association, such as prevalence, incidence and attributable risk.</text:p>
        </text:list-item>
      </text:list>
      <text:h text:style-name="Heading_20_3" text:outline-level="3"><text:span text:style-name="Strong_20_Emphasis">Infectious Disease Modelling</text:span></text:h>
      <text:p text:style-name="P10">Journal articles</text:p>
      <text:list xml:id="list4192877174" text:style-name="L12">
        <text:list-item>
          <text:p text:style-name="P14">Grassly NC &amp; Fraser C <text:span text:style-name="Emphasis">Mathematical models of infectious disease transmission. </text:span>Nat Rev Microbiol 2008;6:477-487. </text:p>
        </text:list-item>
      </text:list>
      <text:list xml:id="list1759866640" text:style-name="L13">
        <text:list-item>
          <text:p text:style-name="P15">Hollingsworth, TD <text:span text:style-name="Emphasis">Controlling infectious disease outbreaks: Lessons from mathematical modelling</text:span>. J Public Health Policy 2009. 30:328-341 </text:p>
        </text:list-item>
      </text:list>
      <text:p text:style-name="P10"><text:soft-page-break/>Textbooks</text:p>
      <text:list xml:id="list3682835490" text:style-name="L14">
        <text:list-item>
          <text:p text:style-name="P16">Anderson RM &amp; May RM <text:span text:style-name="Emphasis">Infectious disease of humans: dynamics and control</text:span>. Oxford University Press 1991. - Although it is now over 20 years old, this book describes core insights from infectious disease modelling across a large range of infectious diseases.</text:p>
        </text:list-item>
      </text:list>
      <text:list xml:id="list2057440222" text:style-name="L15">
        <text:list-item>
          <text:p text:style-name="P17">Keeling M &amp; Rohani P. <text:span text:style-name="Emphasis">Modelling infectious diseases in humans and animals</text:span>. Princeton University Press 2007.</text:p>
        </text:list-item>
      </text:list>
      <text:list xml:id="list3417595001" text:style-name="L16">
        <text:list-item>
          <text:p text:style-name="P24">White RC &amp; Vynnycky E. <text:span text:style-name="Emphasis">An introduction to infectious disease modelling </text:span>Oxford University Press, 2010. - This book is aimed at the novice infectious disease modeller and lays out many of the concepts.</text:p>
        </text:list-item>
        <text:list-item>
          <text:p text:style-name="P18">Diekmann and Heesterbeek <text:span text:style-name="Emphasis">Mathematical Epidemiology of Infectious Diseases: Model Building, Analysis and Interpretation. </text:span>Wiley, 2000 - This book outlines a formal mathematical framework for mathematical modelling of infectious diseases. It may be of interest to the more mathematically experienced students. </text:p>
        </text:list-item>
      </text:list>
      <text:h text:style-name="Heading_20_3" text:outline-level="3"><text:span text:style-name="Strong_20_Emphasis">Phylogenetics</text:span></text:h>
      <text:p text:style-name="P10">Journal Articles</text:p>
      <text:list xml:id="list1903566703" text:style-name="L17">
        <text:list-item>
          <text:p text:style-name="P25">Pybus, Oliver G., and Andrew Rambaut. "Evolutionary analysis of the dynamics of viral infectious disease." <text:span text:style-name="Emphasis">Nature Reviews Genetics</text:span> 10.8 (2009): 540-550.</text:p>
        </text:list-item>
        <text:list-item>
          <text:p text:style-name="P19">Volz, Erik M., Katia Koelle, and Trevor Bedford. "Viral phylodynamics." <text:span text:style-name="Emphasis">PLoS computational biology</text:span> 9.3 (2013</text:p>
        </text:list-item>
      </text:list>
      <text:p text:style-name="P10">Textbooks</text:p>
      <text:list xml:id="list3318812165" text:style-name="L18">
        <text:list-item>
          <text:p text:style-name="P20">Yang, Ziheng. <text:span text:style-name="Emphasis">Molecular evolution: a statistical approach</text:span>. Oxford University Press, 2014. A textbook on phylogenetic methods.</text:p>
        </text:list-item>
      </text:list>
      <text:p text:style-name="P10">Other Online Materials </text:p>
      <text:list xml:id="list1325412653" text:style-name="L19">
        <text:list-item>
          <text:p text:style-name="P26"><text:a xlink:type="simple" xlink:href="http://virological.org/" office:target-frame-name="_blank" xlink:show="new" text:style-name="Internet_20_link" text:visited-style-name="Visited_20_Internet_20_Link">http://virological.org</text:a>: for up-to-date discussions on SARS-CoV-2 evolution</text:p>
        </text:list-item>
        <text:list-item>
          <text:p text:style-name="P21"><text:a xlink:type="simple" xlink:href="http://nextstrain.org/" office:target-frame-name="_blank" xlink:show="new" text:style-name="Internet_20_link" text:visited-style-name="Visited_20_Internet_20_Link">http://nextstrain.org</text:a>: for a 'real-time' view of SARS-CoV-2</text:p>
        </text:list-item>
      </text:list>
      <text:p text:style-name="Text_20_body"><text:span text:style-name="Strong_20_Emphasis">For those of you who want to delve even deeper and join our professional community, we also offer a fully online </text:span><text:a xlink:type="simple" xlink:href="https://www.coursera.org/degrees/global-mph-imperial" office:target-frame-name="_blank" xlink:show="new" text:style-name="Internet_20_link" text:visited-style-name="Visited_20_Internet_20_Link"><text:span text:style-name="Strong_20_Emphasis">Global Master of Public Health</text:span></text:a><text:span text:style-name="Strong_20_Emphasis">. Application are currently open. </text:span></text:p>
      <text:section text:style-name="Sect1" text:name="Section1">
        <text:p text:style-name="Text_20_body"><text:bookmark text:name="rendered-content"/></text:p>
      </text:section>
      <text:p text:style-name="P2"/>
      <text:p text:style-name="P2"/>
      <text:p text:style-name="P4">Video samraat sent</text:p>
      <text:p text:style-name="P2">https://www.youtube.com/watch?v=gxAaO2rsd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3:21:51.777487437</meta:creation-date>
    <meta:editing-duration>PT20M23S</meta:editing-duration>
    <meta:editing-cycles>3</meta:editing-cycles>
    <meta:generator>LibreOffice/6.0.7.3$Linux_X86_64 LibreOffice_project/00m0$Build-3</meta:generator>
    <dc:date>2020-03-31T13:42:14.471266208</dc:date>
    <meta:document-statistic meta:table-count="0" meta:image-count="2" meta:object-count="0" meta:page-count="2" meta:paragraph-count="44" meta:word-count="454" meta:character-count="3065" meta:non-whitespace-character-count="2663"/>
  </office:meta>
</office:document-meta>
</file>